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dc0" officeooo:paragraph-rsid="001180f2"/>
    </style:style>
    <style:style style:name="P2" style:family="paragraph" style:parent-style-name="Standard">
      <style:text-properties officeooo:paragraph-rsid="001180f2"/>
    </style:style>
    <style:style style:name="P3" style:family="paragraph" style:parent-style-name="Standard">
      <style:text-properties officeooo:rsid="00154efa" officeooo:paragraph-rsid="00154efa"/>
    </style:style>
    <style:style style:name="P4" style:family="paragraph" style:parent-style-name="Standard">
      <style:text-properties officeooo:paragraph-rsid="00154efa"/>
    </style:style>
    <style:style style:name="P5" style:family="paragraph" style:parent-style-name="Standard">
      <style:text-properties officeooo:rsid="00154f7a" officeooo:paragraph-rsid="00154f7a"/>
    </style:style>
    <style:style style:name="P6" style:family="paragraph" style:parent-style-name="Standard">
      <style:text-properties officeooo:rsid="0013da1e" officeooo:paragraph-rsid="00154efa"/>
    </style:style>
    <style:style style:name="T1" style:family="text">
      <style:text-properties officeooo:rsid="0013da1e"/>
    </style:style>
    <style:style style:name="T2" style:family="text">
      <style:text-properties officeooo:rsid="00154efa"/>
    </style:style>
    <style:style style:name="T3" style:family="text">
      <style:text-properties officeooo:rsid="00154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 + 5 = 10</text:p>
      <text:p text:style-name="P3">20 – 5 <text:s/>= 15</text:p>
      <text:p text:style-name="P3">5 * 5 = 25</text:p>
      <text:p text:style-name="P4"><text:span text:style-name="T1">30 / 6 </text:span><text:span text:style-name="T2">=</text:span><text:span text:style-name="T1"> 5</text:span></text:p>
      <text:p text:style-name="P3"><text:line-break/><text:span text:style-name="T3">Guión_bajo</text:span></text:p>
      <text:p text:style-name="P5">Dos puntos :</text:p>
      <text:p text:style-name="P5">Punto .</text:p>
      <text:p text:style-name="P5">Punto y coma ;</text:p>
      <text:p text:style-name="P3"/>
      <text:p text:style-name="P5">Mayor &gt; menor</text:p>
      <text:p text:style-name="P5">Menor &lt; mayor</text:p>
      <text:p text:style-name="P6"/>
      <text:p text:style-name="P6"/>
      <text:p text:style-name="P6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6:21:15.872000000</meta:creation-date>
    <meta:generator>LibreOffice/7.0.3.1$Windows_X86_64 LibreOffice_project/d7547858d014d4cf69878db179d326fc3483e082</meta:generator>
    <dc:date>2020-12-17T18:12:16.261000000</dc:date>
    <meta:editing-duration>PT30M39S</meta:editing-duration>
    <meta:editing-cycles>11</meta:editing-cycles>
    <meta:document-statistic meta:table-count="0" meta:image-count="0" meta:object-count="0" meta:page-count="1" meta:paragraph-count="10" meta:word-count="35" meta:character-count="112" meta:non-whitespace-character-count="84"/>
  </office:meta>
</office:document-meta>
</file>